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2">
          <table:table-cell table:style-name="ce1" office:value-type="string">
            <text:p>Resistance</text:p>
          </table:table-cell>
          <table:table-cell table:style-name="ce3" office:value-type="float" office:value="50000">
            <text:p>50000</text:p>
          </table:table-cell>
          <table:table-cell table:style-name="ce1" office:value-type="string">
            <text:p> Digital pot</text:p>
          </table:table-cell>
          <table:table-cell table:number-columns-repeated="2" table:style-name="ce1" office:value-type="string">
            <text:p> </text:p>
          </table:table-cell>
        </table:table-row>
        <table:table-row table:style-name="ro4">
          <table:table-cell table:style-name="ce1" office:value-type="string">
            <text:p>Rw+Rs</text:p>
          </table:table-cell>
          <table:table-cell table:style-name="ce3" office:value-type="float" office:value="4800">
            <text:p>4800</text:p>
          </table:table-cell>
          <table:table-cell table:style-name="ce1" office:value-type="string">
            <text:p>Wiper and series </text:p>
            <text:p>resistance </text:p>
          </table:table-cell>
          <table:table-cell table:number-columns-repeated="2" table:style-name="ce1" office:value-type="string">
            <text:p> </text:p>
          </table:table-cell>
        </table:table-row>
        <table:table-row table:style-name="ro2">
          <table:table-cell table:style-name="ce1" office:value-type="string">
            <text:p>Cap</text:p>
          </table:table-cell>
          <table:table-cell table:style-name="ce4" office:value-type="string">
            <text:p>1e-6</text:p>
          </table:table-cell>
          <table:table-cell table:number-columns-repeated="3" table:style-name="ce1" office:value-type="string">
            <text:p> </text:p>
          </table:table-cell>
        </table:table-row>
        <table:table-row table:style-name="ro2">
          <table:table-cell table:number-columns-repeated="5" table:style-name="ce1" office:value-type="string">
            <text:p> </text:p>
          </table:table-cell>
        </table:table-row>
        <table:table-row table:style-name="ro2">
          <table:table-cell table:style-name="ce2" office:value-type="string">
            <text:p>Count</text:p>
          </table:table-cell>
          <table:table-cell table:style-name="ce2" office:value-type="string">
            <text:p>Resistance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Nearest freq</text:p>
          </table:table-cell>
          <table:table-cell table:style-name="ce2" office:value-type="string">
            <text:p>Nearest key</text:p>
          </table:table-cell>
        </table:table-row>
        <table:table-row table:style-name="ro2">
          <table:table-cell table:style-name="ce3" office:value-type="float" office:value="127">
            <text:p>127</text:p>
          </table:table-cell>
          <table:table-cell table:style-name="ce3" table:formula="of:=[.$B$2]+([.$B$1]*[.A6]/128)" office:value-type="float" office:value="54409.375">
            <text:p>54409.375</text:p>
          </table:table-cell>
          <table:table-cell table:style-name="ce3" table:formula="of:=1/([.B6]*[.$B$3])" office:value-type="float" office:value="18.3791855723393">
            <text:p>18.3791855723</text:p>
          </table:table-cell>
          <table:table-cell table:number-columns-repeated="2" table:style-name="ce1" office:value-type="string">
            <text:p> </text:p>
          </table:table-cell>
        </table:table-row>
        <table:table-row table:style-name="ro2">
          <table:table-cell table:style-name="ce3" office:value-type="float" office:value="126">
            <text:p>126</text:p>
          </table:table-cell>
          <table:table-cell table:style-name="ce3" table:formula="of:=[.$B$2]+([.$B$1]*[.A7]/128)" office:value-type="float" office:value="54018.75">
            <text:p>54018.75</text:p>
          </table:table-cell>
          <table:table-cell table:style-name="ce3" table:formula="of:=1/([.B7]*[.$B$3])" office:value-type="float" office:value="18.5120907092445">
            <text:p>18.5120907092</text:p>
          </table:table-cell>
          <table:table-cell table:number-columns-repeated="2" table:style-name="ce1" office:value-type="string">
            <text:p> </text:p>
          </table:table-cell>
        </table:table-row>
        <table:table-row table:style-name="ro2">
          <table:table-cell table:style-name="ce3" office:value-type="float" office:value="125">
            <text:p>125</text:p>
          </table:table-cell>
          <table:table-cell table:style-name="ce3" table:formula="of:=[.$B$2]+([.$B$1]*[.A8]/128)" office:value-type="float" office:value="53628.125">
            <text:p>53628.125</text:p>
          </table:table-cell>
          <table:table-cell table:style-name="ce3" table:formula="of:=1/([.B8]*[.$B$3])" office:value-type="float" office:value="18.6469319969699">
            <text:p>18.646931997</text:p>
          </table:table-cell>
          <table:table-cell table:number-columns-repeated="2" table:style-name="ce1" office:value-type="string">
            <text:p> </text:p>
          </table:table-cell>
        </table:table-row>
        <table:table-row table:style-name="ro2">
          <table:table-cell table:style-name="ce3" office:value-type="float" office:value="124">
            <text:p>124</text:p>
          </table:table-cell>
          <table:table-cell table:style-name="ce3" table:formula="of:=[.$B$2]+([.$B$1]*[.A9]/128)" office:value-type="float" office:value="53237.5">
            <text:p>53237.5</text:p>
          </table:table-cell>
          <table:table-cell table:style-name="ce3" table:formula="of:=1/([.B9]*[.$B$3])" office:value-type="float" office:value="18.7837520544729">
            <text:p>18.7837520545</text:p>
          </table:table-cell>
          <table:table-cell table:number-columns-repeated="2" table:style-name="ce1" office:value-type="string">
            <text:p> </text:p>
          </table:table-cell>
        </table:table-row>
        <table:table-row table:style-name="ro2">
          <table:table-cell table:style-name="ce3" office:value-type="float" office:value="123">
            <text:p>123</text:p>
          </table:table-cell>
          <table:table-cell table:style-name="ce3" table:formula="of:=[.$B$2]+([.$B$1]*[.A10]/128)" office:value-type="float" office:value="52846.875">
            <text:p>52846.875</text:p>
          </table:table-cell>
          <table:table-cell table:style-name="ce3" table:formula="of:=1/([.B10]*[.$B$3])" office:value-type="float" office:value="18.9225947608066">
            <text:p>18.9225947608</text:p>
          </table:table-cell>
          <table:table-cell table:number-columns-repeated="2" table:style-name="ce1" office:value-type="string">
            <text:p> </text:p>
          </table:table-cell>
        </table:table-row>
        <table:table-row table:style-name="ro2">
          <table:table-cell table:style-name="ce3" office:value-type="float" office:value="122">
            <text:p>122</text:p>
          </table:table-cell>
          <table:table-cell table:style-name="ce3" table:formula="of:=[.$B$2]+([.$B$1]*[.A11]/128)" office:value-type="float" office:value="52456.25">
            <text:p>52456.25</text:p>
          </table:table-cell>
          <table:table-cell table:style-name="ce3" table:formula="of:=1/([.B11]*[.$B$3])" office:value-type="float" office:value="19.0635053020374">
            <text:p>19.063505302</text:p>
          </table:table-cell>
          <table:table-cell table:number-columns-repeated="2" table:style-name="ce1" office:value-type="string">
            <text:p> </text:p>
          </table:table-cell>
        </table:table-row>
        <table:table-row table:style-name="ro2">
          <table:table-cell table:style-name="ce3" office:value-type="float" office:value="121">
            <text:p>121</text:p>
          </table:table-cell>
          <table:table-cell table:style-name="ce3" table:formula="of:=[.$B$2]+([.$B$1]*[.A12]/128)" office:value-type="float" office:value="52065.625">
            <text:p>52065.625</text:p>
          </table:table-cell>
          <table:table-cell table:style-name="ce3" table:formula="of:=1/([.B12]*[.$B$3])" office:value-type="float" office:value="19.2065302202749">
            <text:p>19.2065302203</text:p>
          </table:table-cell>
          <table:table-cell table:number-columns-repeated="2" table:style-name="ce1" office:value-type="string">
            <text:p> </text:p>
          </table:table-cell>
        </table:table-row>
        <table:table-row table:style-name="ro2">
          <table:table-cell table:style-name="ce3" office:value-type="float" office:value="120">
            <text:p>120</text:p>
          </table:table-cell>
          <table:table-cell table:style-name="ce3" table:formula="of:=[.$B$2]+([.$B$1]*[.A13]/128)" office:value-type="float" office:value="51675">
            <text:p>51675</text:p>
          </table:table-cell>
          <table:table-cell table:style-name="ce3" table:formula="of:=1/([.B13]*[.$B$3])" office:value-type="float" office:value="19.351717464925">
            <text:p>19.3517174649</text:p>
          </table:table-cell>
          <table:table-cell table:number-columns-repeated="2" table:style-name="ce1" office:value-type="string">
            <text:p> </text:p>
          </table:table-cell>
        </table:table-row>
        <table:table-row table:style-name="ro2">
          <table:table-cell table:style-name="ce3" office:value-type="float" office:value="119">
            <text:p>119</text:p>
          </table:table-cell>
          <table:table-cell table:style-name="ce3" table:formula="of:=[.$B$2]+([.$B$1]*[.A14]/128)" office:value-type="float" office:value="51284.375">
            <text:p>51284.375</text:p>
          </table:table-cell>
          <table:table-cell table:style-name="ce3" table:formula="of:=1/([.B14]*[.$B$3])" office:value-type="float" office:value="19.499116446286">
            <text:p>19.4991164463</text:p>
          </table:table-cell>
          <table:table-cell table:number-columns-repeated="2" table:style-name="ce1" office:value-type="string">
            <text:p> </text:p>
          </table:table-cell>
        </table:table-row>
        <table:table-row table:style-name="ro2">
          <table:table-cell table:style-name="ce3" office:value-type="float" office:value="118">
            <text:p>118</text:p>
          </table:table-cell>
          <table:table-cell table:style-name="ce3" table:formula="of:=[.$B$2]+([.$B$1]*[.A15]/128)" office:value-type="float" office:value="50893.75">
            <text:p>50893.75</text:p>
          </table:table-cell>
          <table:table-cell table:style-name="ce3" table:formula="of:=1/([.B15]*[.$B$3])" office:value-type="float" office:value="19.6487780916124">
            <text:p>19.6487780916</text:p>
          </table:table-cell>
          <table:table-cell table:style-name="ce3" office:value-type="float" office:value="195.998">
            <text:p>195.998</text:p>
          </table:table-cell>
          <table:table-cell table:style-name="ce1" office:value-type="string">
            <text:p>G3</text:p>
          </table:table-cell>
        </table:table-row>
        <table:table-row table:style-name="ro2">
          <table:table-cell table:style-name="ce3" office:value-type="float" office:value="117">
            <text:p>117</text:p>
          </table:table-cell>
          <table:table-cell table:style-name="ce3" table:formula="of:=[.$B$2]+([.$B$1]*[.A16]/128)" office:value-type="float" office:value="50503.125">
            <text:p>50503.125</text:p>
          </table:table-cell>
          <table:table-cell table:style-name="ce3" table:formula="of:=1/([.B16]*[.$B$3])" office:value-type="float" office:value="19.8007549037807">
            <text:p>19.8007549038</text:p>
          </table:table-cell>
          <table:table-cell table:style-name="ce3" office:value-type="float" office:value="195.998">
            <text:p>195.998</text:p>
          </table:table-cell>
          <table:table-cell table:style-name="ce1" office:value-type="string">
            <text:p>G3</text:p>
          </table:table-cell>
        </table:table-row>
        <table:table-row table:style-name="ro2">
          <table:table-cell table:style-name="ce3" office:value-type="float" office:value="116">
            <text:p>116</text:p>
          </table:table-cell>
          <table:table-cell table:style-name="ce3" table:formula="of:=[.$B$2]+([.$B$1]*[.A17]/128)" office:value-type="float" office:value="50112.5">
            <text:p>50112.5</text:p>
          </table:table-cell>
          <table:table-cell table:style-name="ce3" table:formula="of:=1/([.B17]*[.$B$3])" office:value-type="float" office:value="19.9551010226989">
            <text:p>19.9551010227</text:p>
          </table:table-cell>
          <table:table-cell table:style-name="ce3" office:value-type="float" office:value="195.998">
            <text:p>195.998</text:p>
          </table:table-cell>
          <table:table-cell table:style-name="ce1" office:value-type="string">
            <text:p>G3</text:p>
          </table:table-cell>
        </table:table-row>
        <table:table-row table:style-name="ro2">
          <table:table-cell table:style-name="ce3" office:value-type="float" office:value="115">
            <text:p>115</text:p>
          </table:table-cell>
          <table:table-cell table:style-name="ce3" table:formula="of:=[.$B$2]+([.$B$1]*[.A18]/128)" office:value-type="float" office:value="49721.875">
            <text:p>49721.875</text:p>
          </table:table-cell>
          <table:table-cell table:style-name="ce3" table:formula="of:=1/([.B18]*[.$B$3])" office:value-type="float" office:value="20.111872289611">
            <text:p>20.1118722896</text:p>
          </table:table-cell>
          <table:table-cell table:style-name="ce3" office:value-type="float" office:value="195.998">
            <text:p>195.998</text:p>
          </table:table-cell>
          <table:table-cell table:style-name="ce1" office:value-type="string">
            <text:p>G3</text:p>
          </table:table-cell>
        </table:table-row>
        <table:table-row table:style-name="ro2">
          <table:table-cell table:style-name="ce3" office:value-type="float" office:value="114">
            <text:p>114</text:p>
          </table:table-cell>
          <table:table-cell table:style-name="ce3" table:formula="of:=[.$B$2]+([.$B$1]*[.A19]/128)" office:value-type="float" office:value="49331.25">
            <text:p>49331.25</text:p>
          </table:table-cell>
          <table:table-cell table:style-name="ce3" table:formula="of:=1/([.B19]*[.$B$3])" office:value-type="float" office:value="20.2711263144558">
            <text:p>20.2711263145</text:p>
          </table:table-cell>
          <table:table-cell table:style-name="ce3" office:value-type="float" office:value="195.998">
            <text:p>195.998</text:p>
          </table:table-cell>
          <table:table-cell table:style-name="ce1" office:value-type="string">
            <text:p>G3</text:p>
          </table:table-cell>
        </table:table-row>
        <table:table-row table:style-name="ro2">
          <table:table-cell table:style-name="ce3" office:value-type="float" office:value="113">
            <text:p>113</text:p>
          </table:table-cell>
          <table:table-cell table:style-name="ce3" table:formula="of:=[.$B$2]+([.$B$1]*[.A20]/128)" office:value-type="float" office:value="48940.625">
            <text:p>48940.625</text:p>
          </table:table-cell>
          <table:table-cell table:style-name="ce3" table:formula="of:=1/([.B20]*[.$B$3])" office:value-type="float" office:value="20.432922546453">
            <text:p>20.4329225465</text:p>
          </table:table-cell>
          <table:table-cell table:style-name="ce3" office:value-type="float" office:value="195.998">
            <text:p>195.998</text:p>
          </table:table-cell>
          <table:table-cell table:style-name="ce1" office:value-type="string">
            <text:p>G3</text:p>
          </table:table-cell>
        </table:table-row>
        <table:table-row table:style-name="ro2">
          <table:table-cell table:style-name="ce3" office:value-type="float" office:value="112">
            <text:p>112</text:p>
          </table:table-cell>
          <table:table-cell table:style-name="ce3" table:formula="of:=[.$B$2]+([.$B$1]*[.A21]/128)" office:value-type="float" office:value="48550">
            <text:p>48550</text:p>
          </table:table-cell>
          <table:table-cell table:style-name="ce3" table:formula="of:=1/([.B21]*[.$B$3])" office:value-type="float" office:value="20.5973223480947">
            <text:p>20.5973223481</text:p>
          </table:table-cell>
          <table:table-cell table:style-name="ce3" office:value-type="float" office:value="195.998">
            <text:p>195.998</text:p>
          </table:table-cell>
          <table:table-cell table:style-name="ce1" office:value-type="string">
            <text:p>G3</text:p>
          </table:table-cell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table:formula="of:=[.$B$2]+([.$B$1]*[.A22]/128)" office:value-type="float" office:value="48159.375">
            <text:p>48159.375</text:p>
          </table:table-cell>
          <table:table-cell table:style-name="ce3" table:formula="of:=1/([.B22]*[.$B$3])" office:value-type="float" office:value="20.7643890727403">
            <text:p>20.7643890727</text:p>
          </table:table-cell>
          <table:table-cell table:style-name="ce3" office:value-type="float" office:value="195.998">
            <text:p>195.998</text:p>
          </table:table-cell>
          <table:table-cell table:style-name="ce1" office:value-type="string">
            <text:p>G3</text:p>
          </table:table-cell>
        </table:table-row>
        <table:table-row table:style-name="ro2">
          <table:table-cell table:style-name="ce3" office:value-type="float" office:value="110">
            <text:p>110</text:p>
          </table:table-cell>
          <table:table-cell table:style-name="ce3" table:formula="of:=[.$B$2]+([.$B$1]*[.A23]/128)" office:value-type="float" office:value="47768.75">
            <text:p>47768.75</text:p>
          </table:table-cell>
          <table:table-cell table:style-name="ce3" table:formula="of:=1/([.B23]*[.$B$3])" office:value-type="float" office:value="20.934188146016">
            <text:p>20.934188146</text:p>
          </table:table-cell>
          <table:table-cell table:style-name="ce3" office:value-type="float" office:value="195.998">
            <text:p>195.998</text:p>
          </table:table-cell>
          <table:table-cell table:style-name="ce1" office:value-type="string">
            <text:p>G3</text:p>
          </table:table-cell>
        </table:table-row>
        <table:table-row table:style-name="ro2">
          <table:table-cell table:style-name="ce3" office:value-type="float" office:value="109">
            <text:p>109</text:p>
          </table:table-cell>
          <table:table-cell table:style-name="ce3" table:formula="of:=[.$B$2]+([.$B$1]*[.A24]/128)" office:value-type="float" office:value="47378.125">
            <text:p>47378.125</text:p>
          </table:table-cell>
          <table:table-cell table:style-name="ce3" table:formula="of:=1/([.B24]*[.$B$3])" office:value-type="float" office:value="21.1067871512433">
            <text:p>21.1067871512</text:p>
          </table:table-cell>
          <table:table-cell table:style-name="ce3" office:value-type="float" office:value="195.998">
            <text:p>195.998</text:p>
          </table:table-cell>
          <table:table-cell table:style-name="ce1" office:value-type="string">
            <text:p>G3</text:p>
          </table:table-cell>
        </table:table-row>
        <table:table-row table:style-name="ro2">
          <table:table-cell table:style-name="ce3" office:value-type="float" office:value="108">
            <text:p>108</text:p>
          </table:table-cell>
          <table:table-cell table:style-name="ce3" table:formula="of:=[.$B$2]+([.$B$1]*[.A25]/128)" office:value-type="float" office:value="46987.5">
            <text:p>46987.5</text:p>
          </table:table-cell>
          <table:table-cell table:style-name="ce3" table:formula="of:=1/([.B25]*[.$B$3])" office:value-type="float" office:value="21.2822559191274">
            <text:p>21.2822559191</text:p>
          </table:table-cell>
          <table:table-cell table:style-name="ce3" office:value-type="float" office:value="195.998">
            <text:p>195.998</text:p>
          </table:table-cell>
          <table:table-cell table:style-name="ce1" office:value-type="string">
            <text:p>G3</text:p>
          </table:table-cell>
        </table:table-row>
        <table:table-row table:style-name="ro2">
          <table:table-cell table:style-name="ce3" office:value-type="float" office:value="107">
            <text:p>107</text:p>
          </table:table-cell>
          <table:table-cell table:style-name="ce3" table:formula="of:=[.$B$2]+([.$B$1]*[.A26]/128)" office:value-type="float" office:value="46596.875">
            <text:p>46596.875</text:p>
          </table:table-cell>
          <table:table-cell table:style-name="ce3" table:formula="of:=1/([.B26]*[.$B$3])" office:value-type="float" office:value="21.4606666219569">
            <text:p>21.460666622</text:p>
          </table:table-cell>
          <table:table-cell table:style-name="ce3" office:value-type="float" office:value="195.998">
            <text:p>195.998</text:p>
          </table:table-cell>
          <table:table-cell table:style-name="ce1" office:value-type="string">
            <text:p>G3</text:p>
          </table:table-cell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3" table:formula="of:=[.$B$2]+([.$B$1]*[.A27]/128)" office:value-type="float" office:value="46206.25">
            <text:p>46206.25</text:p>
          </table:table-cell>
          <table:table-cell table:style-name="ce3" table:formula="of:=1/([.B27]*[.$B$3])" office:value-type="float" office:value="21.6420938725822">
            <text:p>21.6420938726</text:p>
          </table:table-cell>
          <table:table-cell table:style-name="ce3" office:value-type="float" office:value="195.998">
            <text:p>195.998</text:p>
          </table:table-cell>
          <table:table-cell table:style-name="ce1" office:value-type="string">
            <text:p>G3</text:p>
          </table:table-cell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3" table:formula="of:=[.$B$2]+([.$B$1]*[.A28]/128)" office:value-type="float" office:value="45815.625">
            <text:p>45815.625</text:p>
          </table:table-cell>
          <table:table-cell table:style-name="ce3" table:formula="of:=1/([.B28]*[.$B$3])" office:value-type="float" office:value="21.8266148284564">
            <text:p>21.8266148285</text:p>
          </table:table-cell>
          <table:table-cell table:style-name="ce3" office:value-type="float" office:value="195.998">
            <text:p>195.998</text:p>
          </table:table-cell>
          <table:table-cell table:style-name="ce1" office:value-type="string">
            <text:p>G3</text:p>
          </table:table-cell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table:formula="of:=[.$B$2]+([.$B$1]*[.A29]/128)" office:value-type="float" office:value="45425">
            <text:p>45425</text:p>
          </table:table-cell>
          <table:table-cell table:style-name="ce3" table:formula="of:=1/([.B29]*[.$B$3])" office:value-type="float" office:value="22.0143093010457">
            <text:p>22.014309301</text:p>
          </table:table-cell>
          <table:table-cell table:style-name="ce3" office:value-type="float" office:value="220">
            <text:p>220</text:p>
          </table:table-cell>
          <table:table-cell table:style-name="ce1" office:value-type="string">
            <text:p>A3</text:p>
          </table:table-cell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3" table:formula="of:=[.$B$2]+([.$B$1]*[.A30]/128)" office:value-type="float" office:value="45034.375">
            <text:p>45034.375</text:p>
          </table:table-cell>
          <table:table-cell table:style-name="ce3" table:formula="of:=1/([.B30]*[.$B$3])" office:value-type="float" office:value="22.2052598709319">
            <text:p>22.2052598709</text:p>
          </table:table-cell>
          <table:table-cell table:style-name="ce3" office:value-type="float" office:value="220">
            <text:p>220</text:p>
          </table:table-cell>
          <table:table-cell table:style-name="ce1" office:value-type="string">
            <text:p>A3</text:p>
          </table:table-cell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3" table:formula="of:=[.$B$2]+([.$B$1]*[.A31]/128)" office:value-type="float" office:value="44643.75">
            <text:p>44643.75</text:p>
          </table:table-cell>
          <table:table-cell table:style-name="ce3" table:formula="of:=1/([.B31]*[.$B$3])" office:value-type="float" office:value="22.3995520089598">
            <text:p>22.399552009</text:p>
          </table:table-cell>
          <table:table-cell table:style-name="ce3" office:value-type="float" office:value="220">
            <text:p>220</text:p>
          </table:table-cell>
          <table:table-cell table:style-name="ce1" office:value-type="string">
            <text:p>A3</text:p>
          </table:table-cell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table:formula="of:=[.$B$2]+([.$B$1]*[.A32]/128)" office:value-type="float" office:value="44253.125">
            <text:p>44253.125</text:p>
          </table:table-cell>
          <table:table-cell table:style-name="ce3" table:formula="of:=1/([.B32]*[.$B$3])" office:value-type="float" office:value="22.5972742037992">
            <text:p>22.5972742038</text:p>
          </table:table-cell>
          <table:table-cell table:style-name="ce3" office:value-type="float" office:value="220">
            <text:p>220</text:p>
          </table:table-cell>
          <table:table-cell table:style-name="ce1" office:value-type="string">
            <text:p>A3</text:p>
          </table:table-cell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table:formula="of:=[.$B$2]+([.$B$1]*[.A33]/128)" office:value-type="float" office:value="43862.5">
            <text:p>43862.5</text:p>
          </table:table-cell>
          <table:table-cell table:style-name="ce3" table:formula="of:=1/([.B33]*[.$B$3])" office:value-type="float" office:value="22.7985180963237">
            <text:p>22.7985180963</text:p>
          </table:table-cell>
          <table:table-cell table:style-name="ce3" office:value-type="float" office:value="220">
            <text:p>220</text:p>
          </table:table-cell>
          <table:table-cell table:style-name="ce1" office:value-type="string">
            <text:p>A3</text:p>
          </table:table-cell>
        </table:table-row>
        <table:table-row table:style-name="ro2">
          <table:table-cell table:style-name="ce3" office:value-type="float" office:value="99">
            <text:p>99</text:p>
          </table:table-cell>
          <table:table-cell table:style-name="ce3" table:formula="of:=[.$B$2]+([.$B$1]*[.A34]/128)" office:value-type="float" office:value="43471.875">
            <text:p>43471.875</text:p>
          </table:table-cell>
          <table:table-cell table:style-name="ce3" table:formula="of:=1/([.B34]*[.$B$3])" office:value-type="float" office:value="23.003378621235">
            <text:p>23.0033786212</text:p>
          </table:table-cell>
          <table:table-cell table:style-name="ce3" office:value-type="float" office:value="220">
            <text:p>220</text:p>
          </table:table-cell>
          <table:table-cell table:style-name="ce1" office:value-type="string">
            <text:p>A3</text:p>
          </table:table-cell>
        </table:table-row>
        <table:table-row table:style-name="ro2">
          <table:table-cell table:style-name="ce3" office:value-type="float" office:value="98">
            <text:p>98</text:p>
          </table:table-cell>
          <table:table-cell table:style-name="ce3" table:formula="of:=[.$B$2]+([.$B$1]*[.A35]/128)" office:value-type="float" office:value="43081.25">
            <text:p>43081.25</text:p>
          </table:table-cell>
          <table:table-cell table:style-name="ce3" table:formula="of:=1/([.B35]*[.$B$3])" office:value-type="float" office:value="23.2119541563905">
            <text:p>23.2119541564</text:p>
          </table:table-cell>
          <table:table-cell table:style-name="ce3" office:value-type="float" office:value="220">
            <text:p>220</text:p>
          </table:table-cell>
          <table:table-cell table:style-name="ce1" office:value-type="string">
            <text:p>A3</text:p>
          </table:table-cell>
        </table:table-row>
        <table:table-row table:style-name="ro2">
          <table:table-cell table:style-name="ce3" office:value-type="float" office:value="97">
            <text:p>97</text:p>
          </table:table-cell>
          <table:table-cell table:style-name="ce3" table:formula="of:=[.$B$2]+([.$B$1]*[.A36]/128)" office:value-type="float" office:value="42690.625">
            <text:p>42690.625</text:p>
          </table:table-cell>
          <table:table-cell table:style-name="ce3" table:formula="of:=1/([.B36]*[.$B$3])" office:value-type="float" office:value="23.4243466803309">
            <text:p>23.4243466803</text:p>
          </table:table-cell>
          <table:table-cell table:style-name="ce3" office:value-type="float" office:value="220">
            <text:p>220</text:p>
          </table:table-cell>
          <table:table-cell table:style-name="ce1" office:value-type="string">
            <text:p>A3</text:p>
          </table:table-cell>
        </table:table-row>
        <table:table-row table:style-name="ro2">
          <table:table-cell table:style-name="ce3" office:value-type="float" office:value="96">
            <text:p>96</text:p>
          </table:table-cell>
          <table:table-cell table:style-name="ce3" table:formula="of:=[.$B$2]+([.$B$1]*[.A37]/128)" office:value-type="float" office:value="42300">
            <text:p>42300</text:p>
          </table:table-cell>
          <table:table-cell table:style-name="ce3" table:formula="of:=1/([.B37]*[.$B$3])" office:value-type="float" office:value="23.6406619385343">
            <text:p>23.6406619385</text:p>
          </table:table-cell>
          <table:table-cell table:style-name="ce3" office:value-type="float" office:value="220">
            <text:p>220</text:p>
          </table:table-cell>
          <table:table-cell table:style-name="ce1" office:value-type="string">
            <text:p>A3</text:p>
          </table:table-cell>
        </table:table-row>
        <table:table-row table:style-name="ro2">
          <table:table-cell table:style-name="ce3" office:value-type="float" office:value="95">
            <text:p>95</text:p>
          </table:table-cell>
          <table:table-cell table:style-name="ce3" table:formula="of:=[.$B$2]+([.$B$1]*[.A38]/128)" office:value-type="float" office:value="41909.375">
            <text:p>41909.375</text:p>
          </table:table-cell>
          <table:table-cell table:style-name="ce3" table:formula="of:=1/([.B38]*[.$B$3])" office:value-type="float" office:value="23.8610096189695">
            <text:p>23.861009619</text:p>
          </table:table-cell>
          <table:table-cell table:style-name="ce3" office:value-type="float" office:value="220">
            <text:p>220</text:p>
          </table:table-cell>
          <table:table-cell table:style-name="ce1" office:value-type="string">
            <text:p>A3</text:p>
          </table:table-cell>
        </table:table-row>
        <table:table-row table:style-name="ro2">
          <table:table-cell table:style-name="ce3" office:value-type="float" office:value="94">
            <text:p>94</text:p>
          </table:table-cell>
          <table:table-cell table:style-name="ce3" table:formula="of:=[.$B$2]+([.$B$1]*[.A39]/128)" office:value-type="float" office:value="41518.75">
            <text:p>41518.75</text:p>
          </table:table-cell>
          <table:table-cell table:style-name="ce3" table:formula="of:=1/([.B39]*[.$B$3])" office:value-type="float" office:value="24.0855035375583">
            <text:p>24.0855035376</text:p>
          </table:table-cell>
          <table:table-cell table:style-name="ce3" office:value-type="float" office:value="220">
            <text:p>220</text:p>
          </table:table-cell>
          <table:table-cell table:style-name="ce1" office:value-type="string">
            <text:p>A3</text:p>
          </table:table-cell>
        </table:table-row>
        <table:table-row table:style-name="ro2">
          <table:table-cell table:style-name="ce3" office:value-type="float" office:value="93">
            <text:p>93</text:p>
          </table:table-cell>
          <table:table-cell table:style-name="ce3" table:formula="of:=[.$B$2]+([.$B$1]*[.A40]/128)" office:value-type="float" office:value="41128.125">
            <text:p>41128.125</text:p>
          </table:table-cell>
          <table:table-cell table:style-name="ce3" table:formula="of:=1/([.B40]*[.$B$3])" office:value-type="float" office:value="24.3142618342071">
            <text:p>24.3142618342</text:p>
          </table:table-cell>
          <table:table-cell table:style-name="ce3" office:value-type="float" office:value="220">
            <text:p>220</text:p>
          </table:table-cell>
          <table:table-cell table:style-name="ce1" office:value-type="string">
            <text:p>A3</text:p>
          </table:table-cell>
        </table:table-row>
        <table:table-row table:style-name="ro2">
          <table:table-cell table:style-name="ce3" office:value-type="float" office:value="92">
            <text:p>92</text:p>
          </table:table-cell>
          <table:table-cell table:style-name="ce3" table:formula="of:=[.$B$2]+([.$B$1]*[.A41]/128)" office:value-type="float" office:value="40737.5">
            <text:p>40737.5</text:p>
          </table:table-cell>
          <table:table-cell table:style-name="ce3" table:formula="of:=1/([.B41]*[.$B$3])" office:value-type="float" office:value="24.5474071801166">
            <text:p>24.5474071801</text:p>
          </table:table-cell>
          <table:table-cell table:style-name="ce3" office:value-type="float" office:value="220">
            <text:p>220</text:p>
          </table:table-cell>
          <table:table-cell table:style-name="ce1" office:value-type="string">
            <text:p>A3</text:p>
          </table:table-cell>
        </table:table-row>
        <table:table-row table:style-name="ro2">
          <table:table-cell table:style-name="ce3" office:value-type="float" office:value="91">
            <text:p>91</text:p>
          </table:table-cell>
          <table:table-cell table:style-name="ce3" table:formula="of:=[.$B$2]+([.$B$1]*[.A42]/128)" office:value-type="float" office:value="40346.875">
            <text:p>40346.875</text:p>
          </table:table-cell>
          <table:table-cell table:style-name="ce3" table:formula="of:=1/([.B42]*[.$B$3])" office:value-type="float" office:value="24.7850669971342">
            <text:p>24.7850669971</text:p>
          </table:table-cell>
          <table:table-cell table:style-name="ce3" office:value-type="float" office:value="246.942">
            <text:p>246.942</text:p>
          </table:table-cell>
          <table:table-cell table:style-name="ce1" office:value-type="string">
            <text:p>B3</text:p>
          </table:table-cell>
        </table:table-row>
        <table:table-row table:style-name="ro2">
          <table:table-cell table:style-name="ce3" office:value-type="float" office:value="90">
            <text:p>90</text:p>
          </table:table-cell>
          <table:table-cell table:style-name="ce3" table:formula="of:=[.$B$2]+([.$B$1]*[.A43]/128)" office:value-type="float" office:value="39956.25">
            <text:p>39956.25</text:p>
          </table:table-cell>
          <table:table-cell table:style-name="ce3" table:formula="of:=1/([.B43]*[.$B$3])" office:value-type="float" office:value="25.0273736899734">
            <text:p>25.02737369</text:p>
          </table:table-cell>
          <table:table-cell table:style-name="ce3" office:value-type="float" office:value="246.942">
            <text:p>246.942</text:p>
          </table:table-cell>
          <table:table-cell table:style-name="ce1" office:value-type="string">
            <text:p>B3</text:p>
          </table:table-cell>
        </table:table-row>
        <table:table-row table:style-name="ro2">
          <table:table-cell table:style-name="ce3" office:value-type="float" office:value="89">
            <text:p>89</text:p>
          </table:table-cell>
          <table:table-cell table:style-name="ce3" table:formula="of:=[.$B$2]+([.$B$1]*[.A44]/128)" office:value-type="float" office:value="39565.625">
            <text:p>39565.625</text:p>
          </table:table-cell>
          <table:table-cell table:style-name="ce3" table:formula="of:=1/([.B44]*[.$B$3])" office:value-type="float" office:value="25.2744648921886">
            <text:p>25.2744648922</text:p>
          </table:table-cell>
          <table:table-cell table:style-name="ce3" office:value-type="float" office:value="246.942">
            <text:p>246.942</text:p>
          </table:table-cell>
          <table:table-cell table:style-name="ce1" office:value-type="string">
            <text:p>B3</text:p>
          </table:table-cell>
        </table:table-row>
        <table:table-row table:style-name="ro2">
          <table:table-cell table:style-name="ce3" office:value-type="float" office:value="88">
            <text:p>88</text:p>
          </table:table-cell>
          <table:table-cell table:style-name="ce3" table:formula="of:=[.$B$2]+([.$B$1]*[.A45]/128)" office:value-type="float" office:value="39175">
            <text:p>39175</text:p>
          </table:table-cell>
          <table:table-cell table:style-name="ce3" table:formula="of:=1/([.B45]*[.$B$3])" office:value-type="float" office:value="25.5264837268666">
            <text:p>25.5264837269</text:p>
          </table:table-cell>
          <table:table-cell table:style-name="ce3" office:value-type="float" office:value="246.942">
            <text:p>246.942</text:p>
          </table:table-cell>
          <table:table-cell table:style-name="ce1" office:value-type="string">
            <text:p>B3</text:p>
          </table:table-cell>
        </table:table-row>
        <table:table-row table:style-name="ro2">
          <table:table-cell table:style-name="ce3" office:value-type="float" office:value="87">
            <text:p>87</text:p>
          </table:table-cell>
          <table:table-cell table:style-name="ce3" table:formula="of:=[.$B$2]+([.$B$1]*[.A46]/128)" office:value-type="float" office:value="38784.375">
            <text:p>38784.375</text:p>
          </table:table-cell>
          <table:table-cell table:style-name="ce3" table:formula="of:=1/([.B46]*[.$B$3])" office:value-type="float" office:value="25.7835790830715">
            <text:p>25.7835790831</text:p>
          </table:table-cell>
          <table:table-cell table:style-name="ce3" office:value-type="float" office:value="246.942">
            <text:p>246.942</text:p>
          </table:table-cell>
          <table:table-cell table:style-name="ce1" office:value-type="string">
            <text:p>B3</text:p>
          </table:table-cell>
        </table:table-row>
        <table:table-row table:style-name="ro2">
          <table:table-cell table:style-name="ce3" office:value-type="float" office:value="86">
            <text:p>86</text:p>
          </table:table-cell>
          <table:table-cell table:style-name="ce3" table:formula="of:=[.$B$2]+([.$B$1]*[.A47]/128)" office:value-type="float" office:value="38393.75">
            <text:p>38393.75</text:p>
          </table:table-cell>
          <table:table-cell table:style-name="ce3" table:formula="of:=1/([.B47]*[.$B$3])" office:value-type="float" office:value="26.0459059091649">
            <text:p>26.0459059092</text:p>
          </table:table-cell>
          <table:table-cell table:style-name="ce3" office:value-type="float" office:value="246.942">
            <text:p>246.942</text:p>
          </table:table-cell>
          <table:table-cell table:style-name="ce1" office:value-type="string">
            <text:p>B3</text:p>
          </table:table-cell>
        </table:table-row>
        <table:table-row table:style-name="ro2">
          <table:table-cell table:style-name="ce3" office:value-type="float" office:value="85">
            <text:p>85</text:p>
          </table:table-cell>
          <table:table-cell table:style-name="ce3" table:formula="of:=[.$B$2]+([.$B$1]*[.A48]/128)" office:value-type="float" office:value="38003.125">
            <text:p>38003.125</text:p>
          </table:table-cell>
          <table:table-cell table:style-name="ce3" table:formula="of:=1/([.B48]*[.$B$3])" office:value-type="float" office:value="26.3136255242168">
            <text:p>26.3136255242</text:p>
          </table:table-cell>
          <table:table-cell table:style-name="ce3" office:value-type="float" office:value="261.626">
            <text:p>261.626</text:p>
          </table:table-cell>
          <table:table-cell table:style-name="ce1" office:value-type="string">
            <text:p>C4 (MiddleC)</text:p>
          </table:table-cell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3" table:formula="of:=[.$B$2]+([.$B$1]*[.A49]/128)" office:value-type="float" office:value="37612.5">
            <text:p>37612.5</text:p>
          </table:table-cell>
          <table:table-cell table:style-name="ce3" table:formula="of:=1/([.B49]*[.$B$3])" office:value-type="float" office:value="26.5869059488202">
            <text:p>26.5869059488</text:p>
          </table:table-cell>
          <table:table-cell table:style-name="ce3" office:value-type="float" office:value="261.626">
            <text:p>261.626</text:p>
          </table:table-cell>
          <table:table-cell table:style-name="ce1" office:value-type="string">
            <text:p>C4 (MiddleC)</text:p>
          </table:table-cell>
        </table:table-row>
        <table:table-row table:style-name="ro2">
          <table:table-cell table:style-name="ce3" office:value-type="float" office:value="83">
            <text:p>83</text:p>
          </table:table-cell>
          <table:table-cell table:style-name="ce3" table:formula="of:=[.$B$2]+([.$B$1]*[.A50]/128)" office:value-type="float" office:value="37221.875">
            <text:p>37221.875</text:p>
          </table:table-cell>
          <table:table-cell table:style-name="ce3" table:formula="of:=1/([.B50]*[.$B$3])" office:value-type="float" office:value="26.8659222567375">
            <text:p>26.8659222567</text:p>
          </table:table-cell>
          <table:table-cell table:style-name="ce3" office:value-type="float" office:value="261.626">
            <text:p>261.626</text:p>
          </table:table-cell>
          <table:table-cell table:style-name="ce1" office:value-type="string">
            <text:p>C4 (MiddleC)</text:p>
          </table:table-cell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3" table:formula="of:=[.$B$2]+([.$B$1]*[.A51]/128)" office:value-type="float" office:value="36831.25">
            <text:p>36831.25</text:p>
          </table:table-cell>
          <table:table-cell table:style-name="ce3" table:formula="of:=1/([.B51]*[.$B$3])" office:value-type="float" office:value="27.1508569489225">
            <text:p>27.1508569489</text:p>
          </table:table-cell>
          <table:table-cell table:style-name="ce3" office:value-type="float" office:value="261.626">
            <text:p>261.626</text:p>
          </table:table-cell>
          <table:table-cell table:style-name="ce1" office:value-type="string">
            <text:p>C4 (MiddleC)</text:p>
          </table:table-cell>
        </table:table-row>
        <table:table-row table:style-name="ro2">
          <table:table-cell table:style-name="ce3" office:value-type="float" office:value="81">
            <text:p>81</text:p>
          </table:table-cell>
          <table:table-cell table:style-name="ce3" table:formula="of:=[.$B$2]+([.$B$1]*[.A52]/128)" office:value-type="float" office:value="36440.625">
            <text:p>36440.625</text:p>
          </table:table-cell>
          <table:table-cell table:style-name="ce3" table:formula="of:=1/([.B52]*[.$B$3])" office:value-type="float" office:value="27.4419003515993">
            <text:p>27.4419003516</text:p>
          </table:table-cell>
          <table:table-cell table:style-name="ce3" office:value-type="float" office:value="261.626">
            <text:p>261.626</text:p>
          </table:table-cell>
          <table:table-cell table:style-name="ce1" office:value-type="string">
            <text:p>C4 (MiddleC)</text:p>
          </table:table-cell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3" table:formula="of:=[.$B$2]+([.$B$1]*[.A53]/128)" office:value-type="float" office:value="36050">
            <text:p>36050</text:p>
          </table:table-cell>
          <table:table-cell table:style-name="ce3" table:formula="of:=1/([.B53]*[.$B$3])" office:value-type="float" office:value="27.7392510402219">
            <text:p>27.7392510402</text:p>
          </table:table-cell>
          <table:table-cell table:style-name="ce3" office:value-type="float" office:value="261.626">
            <text:p>261.626</text:p>
          </table:table-cell>
          <table:table-cell table:style-name="ce1" office:value-type="string">
            <text:p>C4 (MiddleC)</text:p>
          </table:table-cell>
        </table:table-row>
        <table:table-row table:style-name="ro2">
          <table:table-cell table:style-name="ce3" office:value-type="float" office:value="79">
            <text:p>79</text:p>
          </table:table-cell>
          <table:table-cell table:style-name="ce3" table:formula="of:=[.$B$2]+([.$B$1]*[.A54]/128)" office:value-type="float" office:value="35659.375">
            <text:p>35659.375</text:p>
          </table:table-cell>
          <table:table-cell table:style-name="ce3" table:formula="of:=1/([.B54]*[.$B$3])" office:value-type="float" office:value="28.0431162912979">
            <text:p>28.0431162913</text:p>
          </table:table-cell>
          <table:table-cell table:style-name="ce3" office:value-type="float" office:value="261.626">
            <text:p>261.626</text:p>
          </table:table-cell>
          <table:table-cell table:style-name="ce1" office:value-type="string">
            <text:p>C4 (MiddleC)</text:p>
          </table:table-cell>
        </table:table-row>
        <table:table-row table:style-name="ro2">
          <table:table-cell table:style-name="ce3" office:value-type="float" office:value="78">
            <text:p>78</text:p>
          </table:table-cell>
          <table:table-cell table:style-name="ce3" table:formula="of:=[.$B$2]+([.$B$1]*[.A55]/128)" office:value-type="float" office:value="35268.75">
            <text:p>35268.75</text:p>
          </table:table-cell>
          <table:table-cell table:style-name="ce3" table:formula="of:=1/([.B55]*[.$B$3])" office:value-type="float" office:value="28.3537125642389">
            <text:p>28.3537125642</text:p>
          </table:table-cell>
          <table:table-cell table:style-name="ce3" office:value-type="float" office:value="261.626">
            <text:p>261.626</text:p>
          </table:table-cell>
          <table:table-cell table:style-name="ce1" office:value-type="string">
            <text:p>C4 (MiddleC)</text:p>
          </table:table-cell>
        </table:table-row>
        <table:table-row table:style-name="ro2">
          <table:table-cell table:style-name="ce3" office:value-type="float" office:value="77">
            <text:p>77</text:p>
          </table:table-cell>
          <table:table-cell table:style-name="ce3" table:formula="of:=[.$B$2]+([.$B$1]*[.A56]/128)" office:value-type="float" office:value="34878.125">
            <text:p>34878.125</text:p>
          </table:table-cell>
          <table:table-cell table:style-name="ce3" table:formula="of:=1/([.B56]*[.$B$3])" office:value-type="float" office:value="28.67126601559">
            <text:p>28.6712660156</text:p>
          </table:table-cell>
          <table:table-cell table:style-name="ce3" office:value-type="float" office:value="261.626">
            <text:p>261.626</text:p>
          </table:table-cell>
          <table:table-cell table:style-name="ce1" office:value-type="string">
            <text:p>C4 (MiddleC)</text:p>
          </table:table-cell>
        </table:table-row>
        <table:table-row table:style-name="ro2">
          <table:table-cell table:style-name="ce3" office:value-type="float" office:value="76">
            <text:p>76</text:p>
          </table:table-cell>
          <table:table-cell table:style-name="ce3" table:formula="of:=[.$B$2]+([.$B$1]*[.A57]/128)" office:value-type="float" office:value="34487.5">
            <text:p>34487.5</text:p>
          </table:table-cell>
          <table:table-cell table:style-name="ce3" table:formula="of:=1/([.B57]*[.$B$3])" office:value-type="float" office:value="28.9960130482059">
            <text:p>28.9960130482</text:p>
          </table:table-cell>
          <table:table-cell table:style-name="ce3" office:value-type="float" office:value="261.626">
            <text:p>261.626</text:p>
          </table:table-cell>
          <table:table-cell table:style-name="ce1" office:value-type="string">
            <text:p>C4 (MiddleC)</text:p>
          </table:table-cell>
        </table:table-row>
        <table:table-row table:style-name="ro2">
          <table:table-cell table:style-name="ce3" office:value-type="float" office:value="75">
            <text:p>75</text:p>
          </table:table-cell>
          <table:table-cell table:style-name="ce3" table:formula="of:=[.$B$2]+([.$B$1]*[.A58]/128)" office:value-type="float" office:value="34096.875">
            <text:p>34096.875</text:p>
          </table:table-cell>
          <table:table-cell table:style-name="ce3" table:formula="of:=1/([.B58]*[.$B$3])" office:value-type="float" office:value="29.3282008981761">
            <text:p>29.3282008982</text:p>
          </table:table-cell>
          <table:table-cell table:style-name="ce3" office:value-type="float" office:value="261.626">
            <text:p>261.626</text:p>
          </table:table-cell>
          <table:table-cell table:style-name="ce1" office:value-type="string">
            <text:p>C4 (MiddleC)</text:p>
          </table:table-cell>
        </table:table-row>
        <table:table-row table:style-name="ro2">
          <table:table-cell table:style-name="ce3" office:value-type="float" office:value="74">
            <text:p>74</text:p>
          </table:table-cell>
          <table:table-cell table:style-name="ce3" table:formula="of:=[.$B$2]+([.$B$1]*[.A59]/128)" office:value-type="float" office:value="33706.25">
            <text:p>33706.25</text:p>
          </table:table-cell>
          <table:table-cell table:style-name="ce3" table:formula="of:=1/([.B59]*[.$B$3])" office:value-type="float" office:value="29.6680882625626">
            <text:p>29.6680882626</text:p>
          </table:table-cell>
          <table:table-cell table:style-name="ce3" office:value-type="float" office:value="293.665">
            <text:p>293.665</text:p>
          </table:table-cell>
          <table:table-cell table:style-name="ce1" office:value-type="string">
            <text:p>D4</text:p>
          </table:table-cell>
        </table:table-row>
        <table:table-row table:style-name="ro2">
          <table:table-cell table:style-name="ce3" office:value-type="float" office:value="73">
            <text:p>73</text:p>
          </table:table-cell>
          <table:table-cell table:style-name="ce3" table:formula="of:=[.$B$2]+([.$B$1]*[.A60]/128)" office:value-type="float" office:value="33315.625">
            <text:p>33315.625</text:p>
          </table:table-cell>
          <table:table-cell table:style-name="ce3" table:formula="of:=1/([.B60]*[.$B$3])" office:value-type="float" office:value="30.0159459712972">
            <text:p>30.0159459713</text:p>
          </table:table-cell>
          <table:table-cell table:style-name="ce3" office:value-type="float" office:value="293.665">
            <text:p>293.665</text:p>
          </table:table-cell>
          <table:table-cell table:style-name="ce1" office:value-type="string">
            <text:p>D4</text:p>
          </table:table-cell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3" table:formula="of:=[.$B$2]+([.$B$1]*[.A61]/128)" office:value-type="float" office:value="32925">
            <text:p>32925</text:p>
          </table:table-cell>
          <table:table-cell table:style-name="ce3" table:formula="of:=1/([.B61]*[.$B$3])" office:value-type="float" office:value="30.3720577069096">
            <text:p>30.3720577069</text:p>
          </table:table-cell>
          <table:table-cell table:style-name="ce3" office:value-type="float" office:value="293.665">
            <text:p>293.665</text:p>
          </table:table-cell>
          <table:table-cell table:style-name="ce1" office:value-type="string">
            <text:p>D4</text:p>
          </table:table-cell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3" table:formula="of:=[.$B$2]+([.$B$1]*[.A62]/128)" office:value-type="float" office:value="32534.375">
            <text:p>32534.375</text:p>
          </table:table-cell>
          <table:table-cell table:style-name="ce3" table:formula="of:=1/([.B62]*[.$B$3])" office:value-type="float" office:value="30.7367207761022">
            <text:p>30.7367207761</text:p>
          </table:table-cell>
          <table:table-cell table:style-name="ce3" office:value-type="float" office:value="293.665">
            <text:p>293.665</text:p>
          </table:table-cell>
          <table:table-cell table:style-name="ce1" office:value-type="string">
            <text:p>D4</text:p>
          </table:table-cell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3" table:formula="of:=[.$B$2]+([.$B$1]*[.A63]/128)" office:value-type="float" office:value="32143.75">
            <text:p>32143.75</text:p>
          </table:table-cell>
          <table:table-cell table:style-name="ce3" table:formula="of:=1/([.B63]*[.$B$3])" office:value-type="float" office:value="31.1102469375851">
            <text:p>31.1102469376</text:p>
          </table:table-cell>
          <table:table-cell table:style-name="ce3" office:value-type="float" office:value="293.665">
            <text:p>293.665</text:p>
          </table:table-cell>
          <table:table-cell table:style-name="ce1" office:value-type="string">
            <text:p>D4</text:p>
          </table:table-cell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table:formula="of:=[.$B$2]+([.$B$1]*[.A64]/128)" office:value-type="float" office:value="31753.125">
            <text:p>31753.125</text:p>
          </table:table-cell>
          <table:table-cell table:style-name="ce3" table:formula="of:=1/([.B64]*[.$B$3])" office:value-type="float" office:value="31.4929632910147">
            <text:p>31.492963291</text:p>
          </table:table-cell>
          <table:table-cell table:style-name="ce3" office:value-type="float" office:value="293.665">
            <text:p>293.665</text:p>
          </table:table-cell>
          <table:table-cell table:style-name="ce1" office:value-type="string">
            <text:p>D4</text:p>
          </table:table-cell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table:formula="of:=[.$B$2]+([.$B$1]*[.A65]/128)" office:value-type="float" office:value="31362.5">
            <text:p>31362.5</text:p>
          </table:table-cell>
          <table:table-cell table:style-name="ce3" table:formula="of:=1/([.B65]*[.$B$3])" office:value-type="float" office:value="31.8852132323635">
            <text:p>31.8852132324</text:p>
          </table:table-cell>
          <table:table-cell table:style-name="ce3" office:value-type="float" office:value="293.665">
            <text:p>293.665</text:p>
          </table:table-cell>
          <table:table-cell table:style-name="ce1" office:value-type="string">
            <text:p>D4</text:p>
          </table:table-cell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table:formula="of:=[.$B$2]+([.$B$1]*[.A66]/128)" office:value-type="float" office:value="30971.875">
            <text:p>30971.875</text:p>
          </table:table-cell>
          <table:table-cell table:style-name="ce3" table:formula="of:=1/([.B66]*[.$B$3])" office:value-type="float" office:value="32.2873574815861">
            <text:p>32.2873574816</text:p>
          </table:table-cell>
          <table:table-cell table:style-name="ce3" office:value-type="float" office:value="293.665">
            <text:p>293.665</text:p>
          </table:table-cell>
          <table:table-cell table:style-name="ce1" office:value-type="string">
            <text:p>D4</text:p>
          </table:table-cell>
        </table:table-row>
        <table:table-row table:style-name="ro2">
          <table:table-cell table:style-name="ce3" office:value-type="float" office:value="66">
            <text:p>66</text:p>
          </table:table-cell>
          <table:table-cell table:style-name="ce3" table:formula="of:=[.$B$2]+([.$B$1]*[.A67]/128)" office:value-type="float" office:value="30581.25">
            <text:p>30581.25</text:p>
          </table:table-cell>
          <table:table-cell table:style-name="ce3" table:formula="of:=1/([.B67]*[.$B$3])" office:value-type="float" office:value="32.6997751890456">
            <text:p>32.699775189</text:p>
          </table:table-cell>
          <table:table-cell table:style-name="ce3" office:value-type="float" office:value="293.665">
            <text:p>293.665</text:p>
          </table:table-cell>
          <table:table-cell table:style-name="ce1" office:value-type="string">
            <text:p>D4</text:p>
          </table:table-cell>
        </table:table-row>
        <table:table-row table:style-name="ro2">
          <table:table-cell table:style-name="ce3" office:value-type="float" office:value="65">
            <text:p>65</text:p>
          </table:table-cell>
          <table:table-cell table:style-name="ce3" table:formula="of:=[.$B$2]+([.$B$1]*[.A68]/128)" office:value-type="float" office:value="30190.625">
            <text:p>30190.625</text:p>
          </table:table-cell>
          <table:table-cell table:style-name="ce3" table:formula="of:=1/([.B68]*[.$B$3])" office:value-type="float" office:value="33.1228651278336">
            <text:p>33.1228651278</text:p>
          </table:table-cell>
          <table:table-cell table:style-name="ce3" office:value-type="float" office:value="329.628">
            <text:p>329.628</text:p>
          </table:table-cell>
          <table:table-cell table:style-name="ce1" office:value-type="string">
            <text:p>E4</text:p>
          </table:table-cell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table:formula="of:=[.$B$2]+([.$B$1]*[.A69]/128)" office:value-type="float" office:value="29800">
            <text:p>29800</text:p>
          </table:table-cell>
          <table:table-cell table:style-name="ce3" table:formula="of:=1/([.B69]*[.$B$3])" office:value-type="float" office:value="33.5570469798658">
            <text:p>33.5570469799</text:p>
          </table:table-cell>
          <table:table-cell table:style-name="ce3" office:value-type="float" office:value="329.628">
            <text:p>329.628</text:p>
          </table:table-cell>
          <table:table-cell table:style-name="ce1" office:value-type="string">
            <text:p>E4</text:p>
          </table:table-cell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table:formula="of:=[.$B$2]+([.$B$1]*[.A70]/128)" office:value-type="float" office:value="29409.375">
            <text:p>29409.375</text:p>
          </table:table-cell>
          <table:table-cell table:style-name="ce3" table:formula="of:=1/([.B70]*[.$B$3])" office:value-type="float" office:value="34.0027627244714">
            <text:p>34.0027627245</text:p>
          </table:table-cell>
          <table:table-cell table:style-name="ce3" office:value-type="float" office:value="329.628">
            <text:p>329.628</text:p>
          </table:table-cell>
          <table:table-cell table:style-name="ce1" office:value-type="string">
            <text:p>E4</text:p>
          </table:table-cell>
        </table:table-row>
        <table:table-row table:style-name="ro2">
          <table:table-cell table:style-name="ce3" office:value-type="float" office:value="62">
            <text:p>62</text:p>
          </table:table-cell>
          <table:table-cell table:style-name="ce3" table:formula="of:=[.$B$2]+([.$B$1]*[.A71]/128)" office:value-type="float" office:value="29018.75">
            <text:p>29018.75</text:p>
          </table:table-cell>
          <table:table-cell table:style-name="ce3" table:formula="of:=1/([.B71]*[.$B$3])" office:value-type="float" office:value="34.4604781391342">
            <text:p>34.4604781391</text:p>
          </table:table-cell>
          <table:table-cell table:style-name="ce3" office:value-type="float" office:value="329.628">
            <text:p>329.628</text:p>
          </table:table-cell>
          <table:table-cell table:style-name="ce1" office:value-type="string">
            <text:p>E4</text:p>
          </table:table-cell>
        </table:table-row>
        <table:table-row table:style-name="ro2">
          <table:table-cell table:style-name="ce3" office:value-type="float" office:value="61">
            <text:p>61</text:p>
          </table:table-cell>
          <table:table-cell table:style-name="ce3" table:formula="of:=[.$B$2]+([.$B$1]*[.A72]/128)" office:value-type="float" office:value="28628.125">
            <text:p>28628.125</text:p>
          </table:table-cell>
          <table:table-cell table:style-name="ce3" table:formula="of:=1/([.B72]*[.$B$3])" office:value-type="float" office:value="34.9306844230979">
            <text:p>34.9306844231</text:p>
          </table:table-cell>
          <table:table-cell table:style-name="ce3" office:value-type="float" office:value="349.228">
            <text:p>349.228</text:p>
          </table:table-cell>
          <table:table-cell table:style-name="ce1" office:value-type="string">
            <text:p>F4</text:p>
          </table:table-cell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3" table:formula="of:=[.$B$2]+([.$B$1]*[.A73]/128)" office:value-type="float" office:value="28237.5">
            <text:p>28237.5</text:p>
          </table:table-cell>
          <table:table-cell table:style-name="ce3" table:formula="of:=1/([.B73]*[.$B$3])" office:value-type="float" office:value="35.4138999557326">
            <text:p>35.4138999557</text:p>
          </table:table-cell>
          <table:table-cell table:style-name="ce3" office:value-type="float" office:value="349.228">
            <text:p>349.228</text:p>
          </table:table-cell>
          <table:table-cell table:style-name="ce1" office:value-type="string">
            <text:p>F4</text:p>
          </table:table-cell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3" table:formula="of:=[.$B$2]+([.$B$1]*[.A74]/128)" office:value-type="float" office:value="27846.875">
            <text:p>27846.875</text:p>
          </table:table-cell>
          <table:table-cell table:style-name="ce3" table:formula="of:=1/([.B74]*[.$B$3])" office:value-type="float" office:value="35.9106722028953">
            <text:p>35.9106722029</text:p>
          </table:table-cell>
          <table:table-cell table:style-name="ce3" office:value-type="float" office:value="349.228">
            <text:p>349.228</text:p>
          </table:table-cell>
          <table:table-cell table:style-name="ce1" office:value-type="string">
            <text:p>F4</text:p>
          </table:table-cell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3" table:formula="of:=[.$B$2]+([.$B$1]*[.A75]/128)" office:value-type="float" office:value="27456.25">
            <text:p>27456.25</text:p>
          </table:table-cell>
          <table:table-cell table:style-name="ce3" table:formula="of:=1/([.B75]*[.$B$3])" office:value-type="float" office:value="36.4215797860232">
            <text:p>36.421579786</text:p>
          </table:table-cell>
          <table:table-cell table:style-name="ce3" office:value-type="float" office:value="349.228">
            <text:p>349.228</text:p>
          </table:table-cell>
          <table:table-cell table:style-name="ce1" office:value-type="string">
            <text:p>F4</text:p>
          </table:table-cell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3" table:formula="of:=[.$B$2]+([.$B$1]*[.A76]/128)" office:value-type="float" office:value="27065.625">
            <text:p>27065.625</text:p>
          </table:table-cell>
          <table:table-cell table:style-name="ce3" table:formula="of:=1/([.B76]*[.$B$3])" office:value-type="float" office:value="36.9472347304006">
            <text:p>36.9472347304</text:p>
          </table:table-cell>
          <table:table-cell table:style-name="ce3" office:value-type="float" office:value="349.228">
            <text:p>349.228</text:p>
          </table:table-cell>
          <table:table-cell table:style-name="ce1" office:value-type="string">
            <text:p>F4</text:p>
          </table:table-cell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3" table:formula="of:=[.$B$2]+([.$B$1]*[.A77]/128)" office:value-type="float" office:value="26675">
            <text:p>26675</text:p>
          </table:table-cell>
          <table:table-cell table:style-name="ce3" table:formula="of:=1/([.B77]*[.$B$3])" office:value-type="float" office:value="37.4882849109653">
            <text:p>37.488284911</text:p>
          </table:table-cell>
          <table:table-cell table:style-name="ce3" office:value-type="float" office:value="349.228">
            <text:p>349.228</text:p>
          </table:table-cell>
          <table:table-cell table:style-name="ce1" office:value-type="string">
            <text:p>F4</text:p>
          </table:table-cell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3" table:formula="of:=[.$B$2]+([.$B$1]*[.A78]/128)" office:value-type="float" office:value="26284.375">
            <text:p>26284.375</text:p>
          </table:table-cell>
          <table:table-cell table:style-name="ce3" table:formula="of:=1/([.B78]*[.$B$3])" office:value-type="float" office:value="38.045416716205">
            <text:p>38.0454167162</text:p>
          </table:table-cell>
          <table:table-cell table:style-name="ce3" office:value-type="float" office:value="349.228">
            <text:p>349.228</text:p>
          </table:table-cell>
          <table:table-cell table:style-name="ce1" office:value-type="string">
            <text:p>F4</text:p>
          </table:table-cell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3" table:formula="of:=[.$B$2]+([.$B$1]*[.A79]/128)" office:value-type="float" office:value="25893.75">
            <text:p>25893.75</text:p>
          </table:table-cell>
          <table:table-cell table:style-name="ce3" table:formula="of:=1/([.B79]*[.$B$3])" office:value-type="float" office:value="38.619357953174">
            <text:p>38.6193579532</text:p>
          </table:table-cell>
          <table:table-cell table:style-name="ce3" office:value-type="float" office:value="349.228">
            <text:p>349.228</text:p>
          </table:table-cell>
          <table:table-cell table:style-name="ce1" office:value-type="string">
            <text:p>F4</text:p>
          </table:table-cell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3" table:formula="of:=[.$B$2]+([.$B$1]*[.A80]/128)" office:value-type="float" office:value="25503.125">
            <text:p>25503.125</text:p>
          </table:table-cell>
          <table:table-cell table:style-name="ce3" table:formula="of:=1/([.B80]*[.$B$3])" office:value-type="float" office:value="39.2108810194829">
            <text:p>39.2108810195</text:p>
          </table:table-cell>
          <table:table-cell table:style-name="ce3" office:value-type="float" office:value="391.995">
            <text:p>391.995</text:p>
          </table:table-cell>
          <table:table-cell table:style-name="ce1" office:value-type="string">
            <text:p>G4</text:p>
          </table:table-cell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3" table:formula="of:=[.$B$2]+([.$B$1]*[.A81]/128)" office:value-type="float" office:value="25112.5">
            <text:p>25112.5</text:p>
          </table:table-cell>
          <table:table-cell table:style-name="ce3" table:formula="of:=1/([.B81]*[.$B$3])" office:value-type="float" office:value="39.820806371329">
            <text:p>39.8208063713</text:p>
          </table:table-cell>
          <table:table-cell table:style-name="ce3" office:value-type="float" office:value="391.995">
            <text:p>391.995</text:p>
          </table:table-cell>
          <table:table-cell table:style-name="ce1" office:value-type="string">
            <text:p>G4</text:p>
          </table:table-cell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table:formula="of:=[.$B$2]+([.$B$1]*[.A82]/128)" office:value-type="float" office:value="24721.875">
            <text:p>24721.875</text:p>
          </table:table-cell>
          <table:table-cell table:style-name="ce3" table:formula="of:=1/([.B82]*[.$B$3])" office:value-type="float" office:value="40.4500063203135">
            <text:p>40.4500063203</text:p>
          </table:table-cell>
          <table:table-cell table:style-name="ce3" office:value-type="float" office:value="391.995">
            <text:p>391.995</text:p>
          </table:table-cell>
          <table:table-cell table:style-name="ce1" office:value-type="string">
            <text:p>G4</text:p>
          </table:table-cell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table:formula="of:=[.$B$2]+([.$B$1]*[.A83]/128)" office:value-type="float" office:value="24331.25">
            <text:p>24331.25</text:p>
          </table:table-cell>
          <table:table-cell table:style-name="ce3" table:formula="of:=1/([.B83]*[.$B$3])" office:value-type="float" office:value="41.0994091959928">
            <text:p>41.099409196</text:p>
          </table:table-cell>
          <table:table-cell table:style-name="ce3" office:value-type="float" office:value="391.995">
            <text:p>391.995</text:p>
          </table:table-cell>
          <table:table-cell table:style-name="ce1" office:value-type="string">
            <text:p>G4</text:p>
          </table:table-cell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3" table:formula="of:=[.$B$2]+([.$B$1]*[.A84]/128)" office:value-type="float" office:value="23940.625">
            <text:p>23940.625</text:p>
          </table:table-cell>
          <table:table-cell table:style-name="ce3" table:formula="of:=1/([.B84]*[.$B$3])" office:value-type="float" office:value="41.7700039159379">
            <text:p>41.7700039159</text:p>
          </table:table-cell>
          <table:table-cell table:style-name="ce3" office:value-type="float" office:value="391.995">
            <text:p>391.995</text:p>
          </table:table-cell>
          <table:table-cell table:style-name="ce1" office:value-type="string">
            <text:p>G4</text:p>
          </table:table-cell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table:formula="of:=[.$B$2]+([.$B$1]*[.A85]/128)" office:value-type="float" office:value="23550">
            <text:p>23550</text:p>
          </table:table-cell>
          <table:table-cell table:style-name="ce3" table:formula="of:=1/([.B85]*[.$B$3])" office:value-type="float" office:value="42.4628450106157">
            <text:p>42.4628450106</text:p>
          </table:table-cell>
          <table:table-cell table:style-name="ce3" office:value-type="float" office:value="391.995">
            <text:p>391.995</text:p>
          </table:table-cell>
          <table:table-cell table:style-name="ce1" office:value-type="string">
            <text:p>G4</text:p>
          </table:table-cell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table:formula="of:=[.$B$2]+([.$B$1]*[.A86]/128)" office:value-type="float" office:value="23159.375">
            <text:p>23159.375</text:p>
          </table:table-cell>
          <table:table-cell table:style-name="ce3" table:formula="of:=1/([.B86]*[.$B$3])" office:value-type="float" office:value="43.179058156794">
            <text:p>43.1790581568</text:p>
          </table:table-cell>
          <table:table-cell table:style-name="ce3" office:value-type="float" office:value="391.995">
            <text:p>391.995</text:p>
          </table:table-cell>
          <table:table-cell table:style-name="ce1" office:value-type="string">
            <text:p>G4</text:p>
          </table:table-cell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table:formula="of:=[.$B$2]+([.$B$1]*[.A87]/128)" office:value-type="float" office:value="22768.75">
            <text:p>22768.75</text:p>
          </table:table-cell>
          <table:table-cell table:style-name="ce3" table:formula="of:=1/([.B87]*[.$B$3])" office:value-type="float" office:value="43.919846280538">
            <text:p>43.9198462805</text:p>
          </table:table-cell>
          <table:table-cell table:style-name="ce3" office:value-type="float" office:value="391.995">
            <text:p>391.995</text:p>
          </table:table-cell>
          <table:table-cell table:style-name="ce1" office:value-type="string">
            <text:p>G4</text:p>
          </table:table-cell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table:formula="of:=[.$B$2]+([.$B$1]*[.A88]/128)" office:value-type="float" office:value="22378.125">
            <text:p>22378.125</text:p>
          </table:table-cell>
          <table:table-cell table:style-name="ce3" table:formula="of:=1/([.B88]*[.$B$3])" office:value-type="float" office:value="44.6864962993995">
            <text:p>44.6864962994</text:p>
          </table:table-cell>
          <table:table-cell table:style-name="ce3" office:value-type="float" office:value="440">
            <text:p>440</text:p>
          </table:table-cell>
          <table:table-cell table:style-name="ce1" office:value-type="string">
            <text:p>A4</text:p>
          </table:table-cell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table:formula="of:=[.$B$2]+([.$B$1]*[.A89]/128)" office:value-type="float" office:value="21987.5">
            <text:p>21987.5</text:p>
          </table:table-cell>
          <table:table-cell table:style-name="ce3" table:formula="of:=1/([.B89]*[.$B$3])" office:value-type="float" office:value="45.480386583286">
            <text:p>45.4803865833</text:p>
          </table:table-cell>
          <table:table-cell table:style-name="ce3" office:value-type="float" office:value="440">
            <text:p>440</text:p>
          </table:table-cell>
          <table:table-cell table:style-name="ce1" office:value-type="string">
            <text:p>A4</text:p>
          </table:table-cell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table:formula="of:=[.$B$2]+([.$B$1]*[.A90]/128)" office:value-type="float" office:value="21596.875">
            <text:p>21596.875</text:p>
          </table:table-cell>
          <table:table-cell table:style-name="ce3" table:formula="of:=1/([.B90]*[.$B$3])" office:value-type="float" office:value="46.3029952250036">
            <text:p>46.302995225</text:p>
          </table:table-cell>
          <table:table-cell table:style-name="ce3" office:value-type="float" office:value="440">
            <text:p>440</text:p>
          </table:table-cell>
          <table:table-cell table:style-name="ce1" office:value-type="string">
            <text:p>A4</text:p>
          </table:table-cell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table:formula="of:=[.$B$2]+([.$B$1]*[.A91]/128)" office:value-type="float" office:value="21206.25">
            <text:p>21206.25</text:p>
          </table:table-cell>
          <table:table-cell table:style-name="ce3" table:formula="of:=1/([.B91]*[.$B$3])" office:value-type="float" office:value="47.1559092248747">
            <text:p>47.1559092249</text:p>
          </table:table-cell>
          <table:table-cell table:style-name="ce3" office:value-type="float" office:value="440">
            <text:p>440</text:p>
          </table:table-cell>
          <table:table-cell table:style-name="ce1" office:value-type="string">
            <text:p>A4</text:p>
          </table:table-cell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table:formula="of:=[.$B$2]+([.$B$1]*[.A92]/128)" office:value-type="float" office:value="20815.625">
            <text:p>20815.625</text:p>
          </table:table-cell>
          <table:table-cell table:style-name="ce3" table:formula="of:=1/([.B92]*[.$B$3])" office:value-type="float" office:value="48.0408347095031">
            <text:p>48.0408347095</text:p>
          </table:table-cell>
          <table:table-cell table:style-name="ce3" office:value-type="float" office:value="440">
            <text:p>440</text:p>
          </table:table-cell>
          <table:table-cell table:style-name="ce1" office:value-type="string">
            <text:p>A4</text:p>
          </table:table-cell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3" table:formula="of:=[.$B$2]+([.$B$1]*[.A93]/128)" office:value-type="float" office:value="20425">
            <text:p>20425</text:p>
          </table:table-cell>
          <table:table-cell table:style-name="ce3" table:formula="of:=1/([.B93]*[.$B$3])" office:value-type="float" office:value="48.9596083231334">
            <text:p>48.9596083231</text:p>
          </table:table-cell>
          <table:table-cell table:style-name="ce3" office:value-type="float" office:value="440">
            <text:p>440</text:p>
          </table:table-cell>
          <table:table-cell table:style-name="ce1" office:value-type="string">
            <text:p>A4</text:p>
          </table:table-cell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3" table:formula="of:=[.$B$2]+([.$B$1]*[.A94]/128)" office:value-type="float" office:value="20034.375">
            <text:p>20034.375</text:p>
          </table:table-cell>
          <table:table-cell table:style-name="ce3" table:formula="of:=1/([.B94]*[.$B$3])" office:value-type="float" office:value="49.9142099516456">
            <text:p>49.9142099516</text:p>
          </table:table-cell>
          <table:table-cell table:style-name="ce3" office:value-type="float" office:value="493.884">
            <text:p>493.884</text:p>
          </table:table-cell>
          <table:table-cell table:style-name="ce1" office:value-type="string">
            <text:p>B4</text:p>
          </table:table-cell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 table:formula="of:=[.$B$2]+([.$B$1]*[.A95]/128)" office:value-type="float" office:value="19643.75">
            <text:p>19643.75</text:p>
          </table:table-cell>
          <table:table-cell table:style-name="ce3" table:formula="of:=1/([.B95]*[.$B$3])" office:value-type="float" office:value="50.9067769646834">
            <text:p>50.9067769647</text:p>
          </table:table-cell>
          <table:table-cell table:style-name="ce3" office:value-type="float" office:value="493.884">
            <text:p>493.884</text:p>
          </table:table-cell>
          <table:table-cell table:style-name="ce1" office:value-type="string">
            <text:p>B4</text:p>
          </table:table-cell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3" table:formula="of:=[.$B$2]+([.$B$1]*[.A96]/128)" office:value-type="float" office:value="19253.125">
            <text:p>19253.125</text:p>
          </table:table-cell>
          <table:table-cell table:style-name="ce3" table:formula="of:=1/([.B96]*[.$B$3])" office:value-type="float" office:value="51.9396201915274">
            <text:p>51.9396201915</text:p>
          </table:table-cell>
          <table:table-cell table:style-name="ce3" office:value-type="float" office:value="493.884">
            <text:p>493.884</text:p>
          </table:table-cell>
          <table:table-cell table:style-name="ce1" office:value-type="string">
            <text:p>B4</text:p>
          </table:table-cell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3" table:formula="of:=[.$B$2]+([.$B$1]*[.A97]/128)" office:value-type="float" office:value="18862.5">
            <text:p>18862.5</text:p>
          </table:table-cell>
          <table:table-cell table:style-name="ce3" table:formula="of:=1/([.B97]*[.$B$3])" office:value-type="float" office:value="53.0152418820411">
            <text:p>53.015241882</text:p>
          </table:table-cell>
          <table:table-cell table:style-name="ce3" office:value-type="float" office:value="523.252">
            <text:p>523.252</text:p>
          </table:table-cell>
          <table:table-cell table:style-name="ce1" office:value-type="string">
            <text:p>C5</text:p>
          </table:table-cell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3" table:formula="of:=[.$B$2]+([.$B$1]*[.A98]/128)" office:value-type="float" office:value="18471.875">
            <text:p>18471.875</text:p>
          </table:table-cell>
          <table:table-cell table:style-name="ce3" table:formula="of:=1/([.B98]*[.$B$3])" office:value-type="float" office:value="54.1363559465404">
            <text:p>54.1363559465</text:p>
          </table:table-cell>
          <table:table-cell table:style-name="ce3" office:value-type="float" office:value="523.252">
            <text:p>523.252</text:p>
          </table:table-cell>
          <table:table-cell table:style-name="ce1" office:value-type="string">
            <text:p>C5</text:p>
          </table:table-cell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3" table:formula="of:=[.$B$2]+([.$B$1]*[.A99]/128)" office:value-type="float" office:value="18081.25">
            <text:p>18081.25</text:p>
          </table:table-cell>
          <table:table-cell table:style-name="ce3" table:formula="of:=1/([.B99]*[.$B$3])" office:value-type="float" office:value="55.3059108192188">
            <text:p>55.3059108192</text:p>
          </table:table-cell>
          <table:table-cell table:style-name="ce3" office:value-type="float" office:value="523.252">
            <text:p>523.252</text:p>
          </table:table-cell>
          <table:table-cell table:style-name="ce1" office:value-type="string">
            <text:p>C5</text:p>
          </table:table-cell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3" table:formula="of:=[.$B$2]+([.$B$1]*[.A100]/128)" office:value-type="float" office:value="17690.625">
            <text:p>17690.625</text:p>
          </table:table-cell>
          <table:table-cell table:style-name="ce3" table:formula="of:=1/([.B100]*[.$B$3])" office:value-type="float" office:value="56.5271153506448">
            <text:p>56.5271153506</text:p>
          </table:table-cell>
          <table:table-cell table:style-name="ce3" office:value-type="float" office:value="523.252">
            <text:p>523.252</text:p>
          </table:table-cell>
          <table:table-cell table:style-name="ce1" office:value-type="string">
            <text:p>C5</text:p>
          </table:table-cell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table:formula="of:=[.$B$2]+([.$B$1]*[.A101]/128)" office:value-type="float" office:value="17300">
            <text:p>17300</text:p>
          </table:table-cell>
          <table:table-cell table:style-name="ce3" table:formula="of:=1/([.B101]*[.$B$3])" office:value-type="float" office:value="57.8034682080925">
            <text:p>57.8034682081</text:p>
          </table:table-cell>
          <table:table-cell table:style-name="ce3" office:value-type="float" office:value="523.252">
            <text:p>523.252</text:p>
          </table:table-cell>
          <table:table-cell table:style-name="ce1" office:value-type="string">
            <text:p>C5</text:p>
          </table:table-cell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3" table:formula="of:=[.$B$2]+([.$B$1]*[.A102]/128)" office:value-type="float" office:value="16909.375">
            <text:p>16909.375</text:p>
          </table:table-cell>
          <table:table-cell table:style-name="ce3" table:formula="of:=1/([.B102]*[.$B$3])" office:value-type="float" office:value="59.1387913509518">
            <text:p>59.138791351</text:p>
          </table:table-cell>
          <table:table-cell table:style-name="ce3" office:value-type="float" office:value="587.33">
            <text:p>587.33</text:p>
          </table:table-cell>
          <table:table-cell table:style-name="ce1" office:value-type="string">
            <text:p>D5</text:p>
          </table:table-cell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table:formula="of:=[.$B$2]+([.$B$1]*[.A103]/128)" office:value-type="float" office:value="16518.75">
            <text:p>16518.75</text:p>
          </table:table-cell>
          <table:table-cell table:style-name="ce3" table:formula="of:=1/([.B103]*[.$B$3])" office:value-type="float" office:value="60.53726825577">
            <text:p>60.5372682558</text:p>
          </table:table-cell>
          <table:table-cell table:style-name="ce3" office:value-type="float" office:value="587.33">
            <text:p>587.33</text:p>
          </table:table-cell>
          <table:table-cell table:style-name="ce1" office:value-type="string">
            <text:p>D5</text:p>
          </table:table-cell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 table:formula="of:=[.$B$2]+([.$B$1]*[.A104]/128)" office:value-type="float" office:value="16128.125">
            <text:p>16128.125</text:p>
          </table:table-cell>
          <table:table-cell table:style-name="ce3" table:formula="of:=1/([.B104]*[.$B$3])" office:value-type="float" office:value="62.0034876961829">
            <text:p>62.0034876962</text:p>
          </table:table-cell>
          <table:table-cell table:style-name="ce3" office:value-type="float" office:value="587.33">
            <text:p>587.33</text:p>
          </table:table-cell>
          <table:table-cell table:style-name="ce1" office:value-type="string">
            <text:p>D5</text:p>
          </table:table-cell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 table:formula="of:=[.$B$2]+([.$B$1]*[.A105]/128)" office:value-type="float" office:value="15737.5">
            <text:p>15737.5</text:p>
          </table:table-cell>
          <table:table-cell table:style-name="ce3" table:formula="of:=1/([.B105]*[.$B$3])" office:value-type="float" office:value="63.5424940428912">
            <text:p>63.5424940429</text:p>
          </table:table-cell>
          <table:table-cell table:style-name="ce3" office:value-type="float" office:value="587.33">
            <text:p>587.33</text:p>
          </table:table-cell>
          <table:table-cell table:style-name="ce1" office:value-type="string">
            <text:p>D5</text:p>
          </table:table-cell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 table:formula="of:=[.$B$2]+([.$B$1]*[.A106]/128)" office:value-type="float" office:value="15346.875">
            <text:p>15346.875</text:p>
          </table:table-cell>
          <table:table-cell table:style-name="ce3" table:formula="of:=1/([.B106]*[.$B$3])" office:value-type="float" office:value="65.1598452453676">
            <text:p>65.1598452454</text:p>
          </table:table-cell>
          <table:table-cell table:style-name="ce3" office:value-type="float" office:value="587.33">
            <text:p>587.33</text:p>
          </table:table-cell>
          <table:table-cell table:style-name="ce1" office:value-type="string">
            <text:p>D5</text:p>
          </table:table-cell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 table:formula="of:=[.$B$2]+([.$B$1]*[.A107]/128)" office:value-type="float" office:value="14956.25">
            <text:p>14956.25</text:p>
          </table:table-cell>
          <table:table-cell table:style-name="ce3" table:formula="of:=1/([.B107]*[.$B$3])" office:value-type="float" office:value="66.8616798997075">
            <text:p>66.8616798997</text:p>
          </table:table-cell>
          <table:table-cell table:style-name="ce3" office:value-type="float" office:value="659.256">
            <text:p>659.256</text:p>
          </table:table-cell>
          <table:table-cell table:style-name="ce1" office:value-type="string">
            <text:p>E5</text:p>
          </table:table-cell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table:formula="of:=[.$B$2]+([.$B$1]*[.A108]/128)" office:value-type="float" office:value="14565.625">
            <text:p>14565.625</text:p>
          </table:table-cell>
          <table:table-cell table:style-name="ce3" table:formula="of:=1/([.B108]*[.$B$3])" office:value-type="float" office:value="68.6547951083459">
            <text:p>68.6547951083</text:p>
          </table:table-cell>
          <table:table-cell table:style-name="ce3" office:value-type="float" office:value="659.256">
            <text:p>659.256</text:p>
          </table:table-cell>
          <table:table-cell table:style-name="ce1" office:value-type="string">
            <text:p>E5</text:p>
          </table:table-cell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table:formula="of:=[.$B$2]+([.$B$1]*[.A109]/128)" office:value-type="float" office:value="14175">
            <text:p>14175</text:p>
          </table:table-cell>
          <table:table-cell table:style-name="ce3" table:formula="of:=1/([.B109]*[.$B$3])" office:value-type="float" office:value="70.5467372134039">
            <text:p>70.5467372134</text:p>
          </table:table-cell>
          <table:table-cell table:style-name="ce3" office:value-type="float" office:value="698.456">
            <text:p>698.456</text:p>
          </table:table-cell>
          <table:table-cell table:style-name="ce1" office:value-type="string">
            <text:p>F5</text:p>
          </table:table-cell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3" table:formula="of:=[.$B$2]+([.$B$1]*[.A110]/128)" office:value-type="float" office:value="13784.375">
            <text:p>13784.375</text:p>
          </table:table-cell>
          <table:table-cell table:style-name="ce3" table:formula="of:=1/([.B110]*[.$B$3])" office:value-type="float" office:value="72.5459079573793">
            <text:p>72.5459079574</text:p>
          </table:table-cell>
          <table:table-cell table:style-name="ce3" office:value-type="float" office:value="698.456">
            <text:p>698.456</text:p>
          </table:table-cell>
          <table:table-cell table:style-name="ce1" office:value-type="string">
            <text:p>F5</text:p>
          </table:table-cell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3" table:formula="of:=[.$B$2]+([.$B$1]*[.A111]/128)" office:value-type="float" office:value="13393.75">
            <text:p>13393.75</text:p>
          </table:table-cell>
          <table:table-cell table:style-name="ce3" table:formula="of:=1/([.B111]*[.$B$3])" office:value-type="float" office:value="74.6616892207186">
            <text:p>74.6616892207</text:p>
          </table:table-cell>
          <table:table-cell table:style-name="ce3" office:value-type="float" office:value="698.456">
            <text:p>698.456</text:p>
          </table:table-cell>
          <table:table-cell table:style-name="ce1" office:value-type="string">
            <text:p>F5</text:p>
          </table:table-cell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table:formula="of:=[.$B$2]+([.$B$1]*[.A112]/128)" office:value-type="float" office:value="13003.125">
            <text:p>13003.125</text:p>
          </table:table-cell>
          <table:table-cell table:style-name="ce3" table:formula="of:=1/([.B112]*[.$B$3])" office:value-type="float" office:value="76.9045902427301">
            <text:p>76.9045902427</text:p>
          </table:table-cell>
          <table:table-cell table:style-name="ce3" office:value-type="float" office:value="698.456">
            <text:p>698.456</text:p>
          </table:table-cell>
          <table:table-cell table:style-name="ce1" office:value-type="string">
            <text:p>F5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table:formula="of:=[.$B$2]+([.$B$1]*[.A113]/128)" office:value-type="float" office:value="12612.5">
            <text:p>12612.5</text:p>
          </table:table-cell>
          <table:table-cell table:style-name="ce3" table:formula="of:=1/([.B113]*[.$B$3])" office:value-type="float" office:value="79.2864222001982">
            <text:p>79.2864222002</text:p>
          </table:table-cell>
          <table:table-cell table:style-name="ce3" office:value-type="float" office:value="783.99">
            <text:p>783.99</text:p>
          </table:table-cell>
          <table:table-cell table:style-name="ce1" office:value-type="string">
            <text:p>G5</text:p>
          </table:table-cell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table:formula="of:=[.$B$2]+([.$B$1]*[.A114]/128)" office:value-type="float" office:value="12221.875">
            <text:p>12221.875</text:p>
          </table:table-cell>
          <table:table-cell table:style-name="ce3" table:formula="of:=1/([.B114]*[.$B$3])" office:value-type="float" office:value="81.8205062643825">
            <text:p>81.8205062644</text:p>
          </table:table-cell>
          <table:table-cell table:style-name="ce3" office:value-type="float" office:value="783.99">
            <text:p>783.99</text:p>
          </table:table-cell>
          <table:table-cell table:style-name="ce1" office:value-type="string">
            <text:p>G5</text:p>
          </table:table-cell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 table:formula="of:=[.$B$2]+([.$B$1]*[.A115]/128)" office:value-type="float" office:value="11831.25">
            <text:p>11831.25</text:p>
          </table:table-cell>
          <table:table-cell table:style-name="ce3" table:formula="of:=1/([.B115]*[.$B$3])" office:value-type="float" office:value="84.5219228737454">
            <text:p>84.5219228737</text:p>
          </table:table-cell>
          <table:table-cell table:style-name="ce3" office:value-type="float" office:value="783.99">
            <text:p>783.99</text:p>
          </table:table-cell>
          <table:table-cell table:style-name="ce1" office:value-type="string">
            <text:p>G5</text:p>
          </table:table-cell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table:formula="of:=[.$B$2]+([.$B$1]*[.A116]/128)" office:value-type="float" office:value="11440.625">
            <text:p>11440.625</text:p>
          </table:table-cell>
          <table:table-cell table:style-name="ce3" table:formula="of:=1/([.B116]*[.$B$3])" office:value-type="float" office:value="87.407812073204">
            <text:p>87.4078120732</text:p>
          </table:table-cell>
          <table:table-cell table:style-name="ce3" office:value-type="float" office:value="783.99">
            <text:p>783.99</text:p>
          </table:table-cell>
          <table:table-cell table:style-name="ce1" office:value-type="string">
            <text:p>G5</text:p>
          </table:table-cell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table:formula="of:=[.$B$2]+([.$B$1]*[.A117]/128)" office:value-type="float" office:value="11050">
            <text:p>11050</text:p>
          </table:table-cell>
          <table:table-cell table:style-name="ce3" table:formula="of:=1/([.B117]*[.$B$3])" office:value-type="float" office:value="90.4977375565611">
            <text:p>90.4977375566</text:p>
          </table:table-cell>
          <table:table-cell table:style-name="ce3" office:value-type="float" office:value="880">
            <text:p>880</text:p>
          </table:table-cell>
          <table:table-cell table:style-name="ce1" office:value-type="string">
            <text:p>A5</text:p>
          </table:table-cell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3" table:formula="of:=[.$B$2]+([.$B$1]*[.A118]/128)" office:value-type="float" office:value="10659.375">
            <text:p>10659.375</text:p>
          </table:table-cell>
          <table:table-cell table:style-name="ce3" table:formula="of:=1/([.B118]*[.$B$3])" office:value-type="float" office:value="93.8141307534447">
            <text:p>93.8141307534</text:p>
          </table:table-cell>
          <table:table-cell table:style-name="ce3" office:value-type="float" office:value="880">
            <text:p>880</text:p>
          </table:table-cell>
          <table:table-cell table:style-name="ce1" office:value-type="string">
            <text:p>A5</text:p>
          </table:table-cell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3" table:formula="of:=[.$B$2]+([.$B$1]*[.A119]/128)" office:value-type="float" office:value="10268.75">
            <text:p>10268.75</text:p>
          </table:table-cell>
          <table:table-cell table:style-name="ce3" table:formula="of:=1/([.B119]*[.$B$3])" office:value-type="float" office:value="97.3828362751065">
            <text:p>97.3828362751</text:p>
          </table:table-cell>
          <table:table-cell table:style-name="ce3" office:value-type="float" office:value="880">
            <text:p>880</text:p>
          </table:table-cell>
          <table:table-cell table:style-name="ce1" office:value-type="string">
            <text:p>A5</text:p>
          </table:table-cell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3" table:formula="of:=[.$B$2]+([.$B$1]*[.A120]/128)" office:value-type="float" office:value="9878.125">
            <text:p>9878.125</text:p>
          </table:table-cell>
          <table:table-cell table:style-name="ce3" table:formula="of:=1/([.B120]*[.$B$3])" office:value-type="float" office:value="101.233786776337">
            <text:p>101.2337867763</text:p>
          </table:table-cell>
          <table:table-cell table:number-columns-repeated="2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3" table:formula="of:=[.$B$2]+([.$B$1]*[.A121]/128)" office:value-type="float" office:value="9487.5">
            <text:p>9487.5</text:p>
          </table:table-cell>
          <table:table-cell table:style-name="ce3" table:formula="of:=1/([.B121]*[.$B$3])" office:value-type="float" office:value="105.401844532279">
            <text:p>105.4018445323</text:p>
          </table:table-cell>
          <table:table-cell table:number-columns-repeated="2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table:formula="of:=[.$B$2]+([.$B$1]*[.A122]/128)" office:value-type="float" office:value="9096.875">
            <text:p>9096.875</text:p>
          </table:table-cell>
          <table:table-cell table:style-name="ce3" table:formula="of:=1/([.B122]*[.$B$3])" office:value-type="float" office:value="109.927859841979">
            <text:p>109.927859842</text:p>
          </table:table-cell>
          <table:table-cell table:number-columns-repeated="2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table:formula="of:=[.$B$2]+([.$B$1]*[.A123]/128)" office:value-type="float" office:value="8706.25">
            <text:p>8706.25</text:p>
          </table:table-cell>
          <table:table-cell table:style-name="ce3" table:formula="of:=1/([.B123]*[.$B$3])" office:value-type="float" office:value="114.860014357502">
            <text:p>114.8600143575</text:p>
          </table:table-cell>
          <table:table-cell table:number-columns-repeated="2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table:formula="of:=[.$B$2]+([.$B$1]*[.A124]/128)" office:value-type="float" office:value="8315.625">
            <text:p>8315.625</text:p>
          </table:table-cell>
          <table:table-cell table:style-name="ce3" table:formula="of:=1/([.B124]*[.$B$3])" office:value-type="float" office:value="120.255543028936">
            <text:p>120.2555430289</text:p>
          </table:table-cell>
          <table:table-cell table:number-columns-repeated="2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table:formula="of:=[.$B$2]+([.$B$1]*[.A125]/128)" office:value-type="float" office:value="7925">
            <text:p>7925</text:p>
          </table:table-cell>
          <table:table-cell table:style-name="ce3" table:formula="of:=1/([.B125]*[.$B$3])" office:value-type="float" office:value="126.182965299685">
            <text:p>126.1829652997</text:p>
          </table:table-cell>
          <table:table-cell table:number-columns-repeated="2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table:formula="of:=[.$B$2]+([.$B$1]*[.A126]/128)" office:value-type="float" office:value="7534.375">
            <text:p>7534.375</text:p>
          </table:table-cell>
          <table:table-cell table:style-name="ce3" table:formula="of:=1/([.B126]*[.$B$3])" office:value-type="float" office:value="132.725010369141">
            <text:p>132.7250103691</text:p>
          </table:table-cell>
          <table:table-cell table:number-columns-repeated="2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formula="of:=[.$B$2]+([.$B$1]*[.A127]/128)" office:value-type="float" office:value="7143.75">
            <text:p>7143.75</text:p>
          </table:table-cell>
          <table:table-cell table:style-name="ce3" table:formula="of:=1/([.B127]*[.$B$3])" office:value-type="float" office:value="139.982502187227">
            <text:p>139.9825021872</text:p>
          </table:table-cell>
          <table:table-cell table:number-columns-repeated="2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table:formula="of:=[.$B$2]+([.$B$1]*[.A128]/128)" office:value-type="float" office:value="6753.125">
            <text:p>6753.125</text:p>
          </table:table-cell>
          <table:table-cell table:style-name="ce3" table:formula="of:=1/([.B128]*[.$B$3])" office:value-type="float" office:value="148.07959278112">
            <text:p>148.0795927811</text:p>
          </table:table-cell>
          <table:table-cell table:number-columns-repeated="2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formula="of:=[.$B$2]+([.$B$1]*[.A129]/128)" office:value-type="float" office:value="6362.5">
            <text:p>6362.5</text:p>
          </table:table-cell>
          <table:table-cell table:style-name="ce3" table:formula="of:=1/([.B129]*[.$B$3])" office:value-type="float" office:value="157.170923379175">
            <text:p>157.1709233792</text:p>
          </table:table-cell>
          <table:table-cell table:number-columns-repeated="2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table:formula="of:=[.$B$2]+([.$B$1]*[.A130]/128)" office:value-type="float" office:value="5971.875">
            <text:p>5971.875</text:p>
          </table:table-cell>
          <table:table-cell table:style-name="ce3" table:formula="of:=1/([.B130]*[.$B$3])" office:value-type="float" office:value="167.451596023025">
            <text:p>167.451596023</text:p>
          </table:table-cell>
          <table:table-cell table:number-columns-repeated="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formula="of:=[.$B$2]+([.$B$1]*[.A131]/128)" office:value-type="float" office:value="5581.25">
            <text:p>5581.25</text:p>
          </table:table-cell>
          <table:table-cell table:style-name="ce3" table:formula="of:=1/([.B131]*[.$B$3])" office:value-type="float" office:value="179.171332586786">
            <text:p>179.1713325868</text:p>
          </table:table-cell>
          <table:table-cell table:number-columns-repeated="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$B$2]+([.$B$1]*[.A132]/128)" office:value-type="float" office:value="5190.625">
            <text:p>5190.625</text:p>
          </table:table-cell>
          <table:table-cell table:style-name="ce3" table:formula="of:=1/([.B132]*[.$B$3])" office:value-type="float" office:value="192.655027092113">
            <text:p>192.6550270921</text:p>
          </table:table-cell>
          <table:table-cell table:number-columns-repeated="2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formula="of:=[.$B$2]+([.$B$1]*[.A133]/128)" office:value-type="float" office:value="4800">
            <text:p>4800</text:p>
          </table:table-cell>
          <table:table-cell table:style-name="ce3" table:formula="of:=1/([.B133]*[.$B$3])" office:value-type="float" office:value="208.333333333333">
            <text:p>208.3333333333</text:p>
          </table:table-cell>
          <table:table-cell table:number-columns-repeated="2"/>
        </table:table-row>
        <table:table-row table:style-name="ro5" table:number-rows-repeated="104844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</meta:initial-creator>
    <meta:creation-date>2012-07-25T21:25:50</meta:creation-date>
    <dc:date>2012-07-25T22:17:41</dc:date>
    <dc:creator>doug </dc:creator>
    <meta:editing-duration>PT7M33S</meta:editing-duration>
    <meta:editing-cycles>3</meta:editing-cycles>
    <meta:generator>LibreOffice/3.5$Linux_X86_64 LibreOffice_project/350m1$Build-2</meta:generator>
    <meta:document-statistic meta:table-count="3" meta:cell-count="637" meta:object-count="0"/>
  </office:meta>
</office:document-meta>
</file>